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fd88c" officeooo:paragraph-rsid="000fd88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officeooo:rsid="000fd88c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123102"/>
    </style:style>
    <style:style style:name="P9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tyle="italic" officeooo:paragraph-rsid="00123102" style:font-style-asian="italic" style:font-style-complex="italic"/>
    </style:style>
    <style:style style:name="P1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tyle="italic" fo:font-weight="normal" officeooo:rsid="00163355" officeooo:paragraph-rsid="00163355" style:font-style-asian="italic" style:font-weight-asian="normal" style:font-style-complex="italic" style:font-weight-complex="normal"/>
    </style:style>
    <style:style style:name="P11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ize="12pt" fo:font-style="normal" fo:font-weight="normal" officeooo:rsid="00123102" officeooo:paragraph-rsid="0012310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ize="12pt" fo:font-style="normal" fo:font-weight="normal" officeooo:rsid="0012bb9b" officeooo:paragraph-rsid="0012bb9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fo:font-style="normal" fo:font-weight="normal" officeooo:rsid="0012bb9b" officeooo:paragraph-rsid="0012bb9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fo:font-style="italic" fo:font-weight="normal" officeooo:rsid="0012bb9b" officeooo:paragraph-rsid="0012bb9b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officeooo:rsid="0011a0d5" style:font-size-asian="12pt" style:font-style-asian="italic" style:font-size-complex="12pt"/>
    </style:style>
    <style:style style:name="T3" style:family="text">
      <style:text-properties fo:font-size="12pt" fo:font-style="italic" officeooo:rsid="0012137a" style:font-size-asian="12pt" style:font-style-asian="italic" style:font-size-complex="12pt"/>
    </style:style>
    <style:style style:name="T4" style:family="text">
      <style:text-properties fo:font-size="12pt" fo:font-style="italic" officeooo:rsid="00123102" style:font-size-asian="12pt" style:font-style-asian="italic" style:font-size-complex="12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137a" style:font-size-asian="12pt" style:font-size-complex="12pt"/>
    </style:style>
    <style:style style:name="T7" style:family="text">
      <style:text-properties fo:font-size="12pt" fo:font-weight="bold" officeooo:rsid="00123102" style:font-size-asian="12pt" style:font-weight-asian="bold" style:font-size-complex="12pt" style:font-weight-complex="bold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23102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3ea61" style:font-size-asian="12pt" style:font-style-asian="normal" style:font-size-complex="12pt" style:font-style-complex="normal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03</text:p>
      <text:p text:style-name="P1"/>
      <text:p text:style-name="P2">Restricciones del Modelo</text:p>
      <text:p text:style-name="P5"/>
      <text:p text:style-name="P3">Relaciones</text:p>
      <text:p text:style-name="P4">En esta sección haremos una breve explicación del porqué de la cardinalidad y la participación de nuestras relaciones usadas en el modelo.</text:p>
      <text:p text:style-name="P4">Cada bulletpoint separa todas las relaciones del modelo E/R, y dentro de estos está la sección de <text:span text:style-name="T11">Cardinalidad </text:span>y de <text:span text:style-name="T11">Participación</text:span>. En cada una dando la explicación del uso de las flechas en el diagrama.</text:p>
      <text:list text:style-name="WWNum1">
        <text:list-item>
          <text:p text:style-name="P7"><text:span text:style-name="T5">Trabajar </text:span><text:span text:style-name="T6">(Empleado:Vivero)</text:span><text:span text:style-name="T5"><text:line-break/></text:span><text:span text:style-name="T1">Cardinalidad </text:span><text:span text:style-name="T2">N:M</text:span><text:span text:style-name="T1"><text:line-break/></text:span><text:span text:style-name="T5">Un empleado sólo puede trabajar en un vivero.<text:line-break/>En un vivero trabajan uno o más empleados.<text:line-break/></text:span><text:span text:style-name="T1">Participación </text:span><text:span text:style-name="T2">total:</text:span><text:span text:style-name="T3">total</text:span><text:span text:style-name="T1"><text:line-break/></text:span><text:span text:style-name="T5">Todos los empleados deben trabajar en algún vivero.<text:line-break/>Todos los viveros deben tener algún empleado trabajando.</text:span></text:p>
        </text:list-item>
        <text:list-item>
          <text:p text:style-name="P7"><text:span text:style-name="T5">Ayudar (VentaFisica:</text:span><text:span text:style-name="T6">Empleado</text:span><text:span text:style-name="T5">)<text:line-break/></text:span><text:span text:style-name="T1">Cardinalidad </text:span><text:span text:style-name="T3"><text:s/>N:1</text:span><text:span text:style-name="T1"><text:line-break/></text:span><text:span text:style-name="T5">Una venta física es ayudada por un único empleado mostrador.<text:line-break/>Un empleado mostrador puede ayuar en múltiples ventas físicas.</text:span><text:span text:style-name="T1"><text:line-break/>Participación </text:span><text:span text:style-name="T3">total:parcial</text:span><text:span text:style-name="T1"><text:line-break/></text:span><text:span text:style-name="T5">Puede existir algún mostrador sin ventas físicas asistidas.<text:line-break/>Puede existir alguna venta física sin ningún empleado mostrador que la asista (el cliente puede llegar con el artículo directamente a cajas).</text:span></text:p>
        </text:list-item>
        <text:list-item>
          <text:p text:style-name="P7"><text:span text:style-name="T6">Cobrar</text:span><text:span text:style-name="T5"> (VentaFisica:</text:span><text:span text:style-name="T6">Empleado</text:span><text:span text:style-name="T5">)<text:line-break/></text:span><text:span text:style-name="T1">Cardinalidad </text:span><text:span text:style-name="T3">N:1</text:span><text:span text:style-name="T1"><text:line-break/></text:span><text:span text:style-name="T5">Una venta física es </text:span><text:span text:style-name="T6">cobrada</text:span><text:span text:style-name="T5"> por un único cajero.<text:line-break/>Un cajero puede </text:span><text:span text:style-name="T6">cobrar</text:span><text:span text:style-name="T5"> muchas ventas físicas.</text:span><text:span text:style-name="T1"><text:line-break/>Participación </text:span><text:span text:style-name="T3">total:parcial</text:span><text:span text:style-name="T1"><text:line-break/></text:span><text:span text:style-name="T5">Todas las ventas físicas son </text:span><text:span text:style-name="T6">cobradas</text:span><text:span text:style-name="T5"> por algún cajero.<text:line-break/>Puede haber un cajero que no </text:span><text:span text:style-name="T6">cobre</text:span><text:span text:style-name="T5"> ninguna venta física.</text:span></text:p>
        </text:list-item>
        <text:list-item>
          <text:p text:style-name="P8"><text:span text:style-name="T6">Entregar</text:span><text:span text:style-name="T5"> (Venta:Planta)<text:line-break/></text:span><text:span text:style-name="T1">Cardinalidad </text:span><text:span text:style-name="T3">1:N</text:span><text:span text:style-name="T1"><text:line-break/></text:span><text:span text:style-name="T5">Una venta puede </text:span><text:span text:style-name="T6">entregar</text:span><text:span text:style-name="T5"> muchas plantas.<text:line-break/>Una planta es </text:span><text:span text:style-name="T6">entragada</text:span><text:span text:style-name="T5"> en una única venta, no más.</text:span><text:span text:style-name="T1"><text:line-break/>Participación </text:span><text:span text:style-name="T3">total:parcial</text:span><text:span text:style-name="T1"><text:line-break/></text:span><text:span text:style-name="T5">Todas las ventas físicas </text:span><text:span text:style-name="T6">entregan </text:span><text:span text:style-name="T5">alguna planta (no venden otros artículos).<text:line-break/>Puede haber plantas que no son </text:span><text:span text:style-name="T6">entregadas</text:span><text:span text:style-name="T5"> en una venta.</text:span></text:p>
        </text:list-item>
        <text:list-item>
          <text:p text:style-name="P8"><text:span text:style-name="T9">Pagar (Venta:Cliente)<text:line-break/></text:span><text:span text:style-name="T4">Cardinalidad N:1<text:line-break/></text:span><text:span text:style-name="T9">Una venta es pagada por un único cliente.<text:line-break/></text:span><text:soft-page-break/><text:span text:style-name="T9">Un mismo cliente puede pagar muchas ventas.<text:line-break/></text:span><text:span text:style-name="T4">Participación total:parcial<text:line-break/></text:span><text:span text:style-name="T9">Todas las ventas son pagadas por algún cliente.<text:line-break/>Podemos tener los datos registrados de algún cliente que no haya realizado ningún pago de venta.</text:span></text:p>
          <text:p text:style-name="P9"><text:span text:style-name="T5"><text:line-break/></text:span><text:span text:style-name="T7">Generalizaciones y especializaciones</text:span></text:p>
          <text:p text:style-name="P11">En esta sección analizamos la única generalización y únicas dos especializaciones que tiene nuestro diagrama, que son Venta, VentaFisica y VentaElectronica respectivamente.</text:p>
          <text:p text:style-name="P12">La especialización es disyuntiva ya que una venta sólo es o física, o electrónica, no ambas al mismo tiempo.</text:p>
          <text:p text:style-name="P12">La especialización es de participación total puesto que todas las ventas están forzadas a especializarse, ya sea en ser una venta física o una venta electrónica. No existen las “ventas” por sí solas, *deben especializarse*.</text:p>
        </text:list-item>
      </text:list>
      <text:p text:style-name="P13"/>
      <text:p text:style-name="P13">Por otro lado, nuestra entidad Venta tiene dos relaciones: Entregar y Pagar.</text:p>
      <text:p text:style-name="P13">Analicemos ambas.</text:p>
      <text:p text:style-name="P14">Entregar</text:p>
      <text:p text:style-name="P13">Todas nuestras ventas deben entregar al menos una planta puesto que los viveros es el único artículo que venden. De esta forma, ya sea venta física o venta electrónica debe entregar al menos una planta.</text:p>
      <text:p text:style-name="P14">Pagar</text:p>
      <text:p text:style-name="P13">Todas las ventas deben ser pagadas por un cliente.</text:p>
      <text:p text:style-name="P10"><text:span text:style-name="T10">D</text:span><text:span text:style-name="T8">ecidimos que todas las ventas reciban información de clientes,</text:span></text:p>
      <text:p text:style-name="P10"><text:span text:style-name="T8">esto es para poder recibir devolucion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dc:date>2022-09-19T22:35:14.334055455</dc:date>
    <meta:editing-duration>PT11M52S</meta:editing-duration>
    <meta:editing-cycles>3</meta:editing-cycles>
    <meta:document-statistic meta:table-count="0" meta:image-count="0" meta:object-count="0" meta:page-count="2" meta:paragraph-count="22" meta:word-count="447" meta:character-count="2935" meta:non-whitespace-character-count="2517"/>
  </office:meta>
</office:document-meta>
</file>